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049c" officeooo:paragraph-rsid="000b049c"/>
    </style:style>
    <style:style style:name="P2" style:family="paragraph" style:parent-style-name="Standard">
      <style:text-properties officeooo:paragraph-rsid="000b049c"/>
    </style:style>
    <style:style style:name="P3" style:family="paragraph" style:parent-style-name="Standard">
      <style:paragraph-properties fo:text-align="center" style:justify-single-word="false"/>
      <style:text-properties officeooo:paragraph-rsid="000b049c"/>
    </style:style>
    <style:style style:name="T1" style:family="text">
      <style:text-properties officeooo:rsid="000b04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BACKGROUND</text:span></text:p>
      <text:p text:style-name="P2"/>
      <text:p text:style-name="P2">Now a day’s semiconductor memories SRAMs are widely used in computer systems, microprocessors, micro-controllers and system on chips (SoCs) based equipment's. The data that is currently being used by the CPU is stored in RAM (random access memory), which is a computer's short-term memory. RAM memory size is crucial for system performance since your computer can access RAM memory more faster than data on a hard drive, SSD, or other long-term storage device.</text:p>
      <text:p text:style-name="Standard"/>
      <text:p text:style-name="Standard">RAM stores data which can be accessed quickly by the processor in any period of time. Thus, it is not necessary for a processor to search the data in any other long term storage devices for immediate processing tasks. RAM does not need any moving parts, thus its operation is completely silent, it also uses much less power than disk drives, and in many portable computers or electronic devices it helps to reduce the carbon emissions and extend the battery life of the device. In general there are two types of Random Access Memory which is commonly used in today's Central Processing Unit (CPU) they are Static RAM and Dynamic RAM. </text:p>
      <text:p text:style-name="Standard"/>
      <text:p text:style-name="Standard">RAM is called as volatile form of memory. Static Random Access Memory (SRAM) is faster in performance, it needs less power to operate and it does not need to be refreshed unlike Dynamic RAM. Whereas on the other hand Dynamic RAM must be refreshed, or otherwise, all the contents in the memory are lost. SRAM is inter convertible by nature, which implies that when the power is totally switched off, it cannot retain any data. More circuits are needed to periodically refresh the Memory, which makes the DRAM slower and heavier. One other difficulty with DRAM is that it consumes more power than SRAM does. DRAM is therefore less attractive than SRAM. SRAM is frequently utilized in SoCs because of its simplicity of usage and high speed. </text:p>
      <text:p text:style-name="Standard"/>
      <text:p text:style-name="Standard">The Cache's memory sizes have increased thanks to advancements that are crucial to the utilization of microchips and system-on-chips. The L3 Cache size on a device is from 3 MB to 4 MB in the Core-i3 Clarkdale (32 nm) to 8 MB in the Core-i5 Lynnfield (45 nm) to 12 MB in the Corei7 Gulf Town (32 nm) in the processor, according to the Intel device family. The memory capacity for the cache on the computer in the processor is also increasing in clock speed. Similar to this, the Snapdragon S1 processor's CPU L2 scale has expanded from 256 KB to 384 KB to 512 KB to 1 MB with 1.5 GHz for the 28 nm Snapdragon S4. <text:span text:style-name="T1">[1]</text:span></text:p>
      <text:p text:style-name="Standard"/>
      <text:p text:style-name="Standard"/>
      <text:p text:style-name="Standard"/>
      <text:p text:style-name="P1">References:</text:p>
      <text:p text:style-name="P1"/>
      <text:p text:style-name="P1">Y. MuraliMohanBabu, S. Mishra and K. Radhika, "Design Implementation and Analysis of Different SRAM Cell Topologies," 2021 International Conference on Emerging Smart Computing and Informatics (ESCI), Pune, India, 2021, pp. 678-682, doi: 10.1109/ESCI50559.2021.939693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1T17:31:42.758455182</meta:creation-date>
    <dc:date>2023-02-21T17:33:49.338719880</dc:date>
    <meta:editing-duration>PT2M7S</meta:editing-duration>
    <meta:editing-cycles>1</meta:editing-cycles>
    <meta:document-statistic meta:table-count="0" meta:image-count="0" meta:object-count="0" meta:page-count="1" meta:paragraph-count="7" meta:word-count="465" meta:character-count="2737" meta:non-whitespace-character-count="2277"/>
    <meta:generator>LibreOffice/6.4.7.2$Linux_X86_64 LibreOffice_project/40$Build-2</meta:generator>
  </office:meta>
</office:document-meta>
</file>